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rj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table:style-name="ce1" office:value-type="string" calcext:value-type="string">
            <text:p>Conformation</text:p>
          </table:table-cell>
          <table:table-cell table:style-name="ce1" office:value-type="string" calcext:value-type="string">
            <text:p>E (kcal/mol)</text:p>
          </table:table-cell>
          <table:table-cell table:style-name="ce1" office:value-type="string" calcext:value-type="string">
            <text:p>E_rel (kcal/mol)</text:p>
          </table:table-cell>
          <table:table-cell table:style-name="ce1" office:value-type="string" calcext:value-type="string">
            <text:p>K_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_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.577" calcext:value-type="float">
            <text:p>191,577</text:p>
          </table:table-cell>
          <table:table-cell table:formula="of:=[.B2]-MIN([.$B$2:.$B$1588])" office:value-type="float" office:value="0" calcext:value-type="float">
            <text:p>0,0</text:p>
          </table:table-cell>
          <table:table-cell table:formula="of:=EXP(-[.C2]*1000/(1.987*298.15))" office:value-type="float" office:value="1" calcext:value-type="float">
            <text:p>1</text:p>
          </table:table-cell>
          <table:table-cell table:formula="of:=[.D2]/SUM([.$D$2:.$D$1588])" office:value-type="percentage" office:value="0.252101845114642" calcext:value-type="percentage">
            <text:p>25,21 %</text:p>
          </table:table-cell>
          <table:table-cell table:formula="of:=SUM([.$E$2:.E2])" office:value-type="percentage" office:value="0.252101845114642" calcext:value-type="percentage">
            <text:p>25,21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.64" calcext:value-type="float">
            <text:p>191,64</text:p>
          </table:table-cell>
          <table:table-cell table:formula="of:=[.B3]-MIN([.$B$2:.$B$1588])" office:value-type="float" office:value="0.0629999999999882" calcext:value-type="float">
            <text:p>0,1</text:p>
          </table:table-cell>
          <table:table-cell table:formula="of:=EXP(-[.C3]*1000/(1.987*298.15))" office:value-type="float" office:value="0.899116427114351" calcext:value-type="float">
            <text:p>0,899116427114351</text:p>
          </table:table-cell>
          <table:table-cell table:formula="of:=[.D3]/SUM([.$D$2:.$D$1588])" office:value-type="percentage" office:value="0.226668910248413" calcext:value-type="percentage">
            <text:p>22,67 %</text:p>
          </table:table-cell>
          <table:table-cell table:formula="of:=SUM([.$E$2:.E3])" office:value-type="percentage" office:value="0.478770755363055" calcext:value-type="percentage">
            <text:p>47,88 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.8" calcext:value-type="float">
            <text:p>191,8</text:p>
          </table:table-cell>
          <table:table-cell table:formula="of:=[.B4]-MIN([.$B$2:.$B$1588])" office:value-type="float" office:value="0.223000000000013" calcext:value-type="float">
            <text:p>0,2</text:p>
          </table:table-cell>
          <table:table-cell table:formula="of:=EXP(-[.C4]*1000/(1.987*298.15))" office:value-type="float" office:value="0.686314322862062" calcext:value-type="float">
            <text:p>0,686314322862062</text:p>
          </table:table-cell>
          <table:table-cell table:formula="of:=[.D4]/SUM([.$D$2:.$D$1588])" office:value-type="percentage" office:value="0.173021107122132" calcext:value-type="percentage">
            <text:p>17,30 %</text:p>
          </table:table-cell>
          <table:table-cell table:formula="of:=SUM([.$E$2:.E4])" office:value-type="percentage" office:value="0.651791862485187" calcext:value-type="percentage">
            <text:p>65,18 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.09" calcext:value-type="float">
            <text:p>192,09</text:p>
          </table:table-cell>
          <table:table-cell table:formula="of:=[.B5]-MIN([.$B$2:.$B$1588])" office:value-type="float" office:value="0.513000000000005" calcext:value-type="float">
            <text:p>0,5</text:p>
          </table:table-cell>
          <table:table-cell table:formula="of:=EXP(-[.C5]*1000/(1.987*298.15))" office:value-type="float" office:value="0.420658564473487" calcext:value-type="float">
            <text:p>0,420658564473487</text:p>
          </table:table-cell>
          <table:table-cell table:formula="of:=[.D5]/SUM([.$D$2:.$D$1588])" office:value-type="percentage" office:value="0.106048800267043" calcext:value-type="percentage">
            <text:p>10,60 %</text:p>
          </table:table-cell>
          <table:table-cell table:formula="of:=SUM([.$E$2:.E5])" office:value-type="percentage" office:value="0.75784066275223" calcext:value-type="percentage">
            <text:p>75,78 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.458" calcext:value-type="float">
            <text:p>192,458</text:p>
          </table:table-cell>
          <table:table-cell table:formula="of:=[.B6]-MIN([.$B$2:.$B$1588])" office:value-type="float" office:value="0.881" calcext:value-type="float">
            <text:p>0,9</text:p>
          </table:table-cell>
          <table:table-cell table:formula="of:=EXP(-[.C6]*1000/(1.987*298.15))" office:value-type="float" office:value="0.226024821193616" calcext:value-type="float">
            <text:p>0,226024821193616</text:p>
          </table:table-cell>
          <table:table-cell table:formula="of:=[.D6]/SUM([.$D$2:.$D$1588])" office:value-type="percentage" office:value="0.0569812744646177" calcext:value-type="percentage">
            <text:p>5,70 %</text:p>
          </table:table-cell>
          <table:table-cell table:formula="of:=SUM([.$E$2:.E6])" office:value-type="percentage" office:value="0.814821937216848" calcext:value-type="percentage">
            <text:p>81,48 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.635" calcext:value-type="float">
            <text:p>192,635</text:p>
          </table:table-cell>
          <table:table-cell table:formula="of:=[.B7]-MIN([.$B$2:.$B$1588])" office:value-type="float" office:value="1.05799999999999" calcext:value-type="float">
            <text:p>1,1</text:p>
          </table:table-cell>
          <table:table-cell table:formula="of:=EXP(-[.C7]*1000/(1.987*298.15))" office:value-type="float" office:value="0.167648972821546" calcext:value-type="float">
            <text:p>0,167648972821546</text:p>
          </table:table-cell>
          <table:table-cell table:formula="of:=[.D7]/SUM([.$D$2:.$D$1588])" office:value-type="percentage" office:value="0.0422646153798862" calcext:value-type="percentage">
            <text:p>4,23 %</text:p>
          </table:table-cell>
          <table:table-cell table:formula="of:=SUM([.$E$2:.E7])" office:value-type="percentage" office:value="0.857086552596734" calcext:value-type="percentage">
            <text:p>85,71 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.083" calcext:value-type="float">
            <text:p>193,083</text:p>
          </table:table-cell>
          <table:table-cell table:formula="of:=[.B8]-MIN([.$B$2:.$B$1588])" office:value-type="float" office:value="1.506" calcext:value-type="float">
            <text:p>1,5</text:p>
          </table:table-cell>
          <table:table-cell table:formula="of:=EXP(-[.C8]*1000/(1.987*298.15))" office:value-type="float" office:value="0.0787011105564245" calcext:value-type="float">
            <text:p>0,078701110556425</text:p>
          </table:table-cell>
          <table:table-cell table:formula="of:=[.D8]/SUM([.$D$2:.$D$1588])" office:value-type="percentage" office:value="0.0198406951838461" calcext:value-type="percentage">
            <text:p>1,98 %</text:p>
          </table:table-cell>
          <table:table-cell table:formula="of:=SUM([.$E$2:.E8])" office:value-type="percentage" office:value="0.87692724778058" calcext:value-type="percentage">
            <text:p>87,69 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.127" calcext:value-type="float">
            <text:p>193,127</text:p>
          </table:table-cell>
          <table:table-cell table:formula="of:=[.B9]-MIN([.$B$2:.$B$1588])" office:value-type="float" office:value="1.55000000000001" calcext:value-type="float">
            <text:p>1,6</text:p>
          </table:table-cell>
          <table:table-cell table:formula="of:=EXP(-[.C9]*1000/(1.987*298.15))" office:value-type="float" office:value="0.0730676805696558" calcext:value-type="float">
            <text:p>0,073067680569656</text:p>
          </table:table-cell>
          <table:table-cell table:formula="of:=[.D9]/SUM([.$D$2:.$D$1588])" office:value-type="percentage" office:value="0.0184204970898575" calcext:value-type="percentage">
            <text:p>1,84 %</text:p>
          </table:table-cell>
          <table:table-cell table:formula="of:=SUM([.$E$2:.E9])" office:value-type="percentage" office:value="0.895347744870438" calcext:value-type="percentage">
            <text:p>89,53 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.25" calcext:value-type="float">
            <text:p>193,25</text:p>
          </table:table-cell>
          <table:table-cell table:formula="of:=[.B10]-MIN([.$B$2:.$B$1588])" office:value-type="float" office:value="1.673" calcext:value-type="float">
            <text:p>1,7</text:p>
          </table:table-cell>
          <table:table-cell table:formula="of:=EXP(-[.C10]*1000/(1.987*298.15))" office:value-type="float" office:value="0.0593685480426696" calcext:value-type="float">
            <text:p>0,05936854804267</text:p>
          </table:table-cell>
          <table:table-cell table:formula="of:=[.D10]/SUM([.$D$2:.$D$1588])" office:value-type="percentage" office:value="0.0149669205033343" calcext:value-type="percentage">
            <text:p>1,50 %</text:p>
          </table:table-cell>
          <table:table-cell table:formula="of:=SUM([.$E$2:.E10])" office:value-type="percentage" office:value="0.910314665373772" calcext:value-type="percentage">
            <text:p>91,03 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.297" calcext:value-type="float">
            <text:p>193,297</text:p>
          </table:table-cell>
          <table:table-cell table:formula="of:=[.B11]-MIN([.$B$2:.$B$1588])" office:value-type="float" office:value="1.72" calcext:value-type="float">
            <text:p>1,7</text:p>
          </table:table-cell>
          <table:table-cell table:formula="of:=EXP(-[.C11]*1000/(1.987*298.15))" office:value-type="float" office:value="0.0548405304742683" calcext:value-type="float">
            <text:p>0,054840530474268</text:p>
          </table:table-cell>
          <table:table-cell table:formula="of:=[.D11]/SUM([.$D$2:.$D$1588])" office:value-type="percentage" office:value="0.0138253989196288" calcext:value-type="percentage">
            <text:p>1,38 %</text:p>
          </table:table-cell>
          <table:table-cell table:formula="of:=SUM([.$E$2:.E11])" office:value-type="percentage" office:value="0.924140064293401" calcext:value-type="percentage">
            <text:p>92,41 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.404" calcext:value-type="float">
            <text:p>193,404</text:p>
          </table:table-cell>
          <table:table-cell table:formula="of:=[.B12]-MIN([.$B$2:.$B$1588])" office:value-type="float" office:value="1.827" calcext:value-type="float">
            <text:p>1,8</text:p>
          </table:table-cell>
          <table:table-cell table:formula="of:=EXP(-[.C12]*1000/(1.987*298.15))" office:value-type="float" office:value="0.0457785508040734" calcext:value-type="float">
            <text:p>0,045778550804073</text:p>
          </table:table-cell>
          <table:table-cell table:formula="of:=[.D12]/SUM([.$D$2:.$D$1588])" office:value-type="percentage" office:value="0.0115408571243813" calcext:value-type="percentage">
            <text:p>1,15 %</text:p>
          </table:table-cell>
          <table:table-cell table:formula="of:=SUM([.$E$2:.E12])" office:value-type="percentage" office:value="0.935680921417782" calcext:value-type="percentage">
            <text:p>93,57 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.547" calcext:value-type="float">
            <text:p>193,547</text:p>
          </table:table-cell>
          <table:table-cell table:formula="of:=[.B13]-MIN([.$B$2:.$B$1588])" office:value-type="float" office:value="1.97" calcext:value-type="float">
            <text:p>2,0</text:p>
          </table:table-cell>
          <table:table-cell table:formula="of:=EXP(-[.C13]*1000/(1.987*298.15))" office:value-type="float" office:value="0.0359609815844858" calcext:value-type="float">
            <text:p>0,035960981584486</text:p>
          </table:table-cell>
          <table:table-cell table:formula="of:=[.D13]/SUM([.$D$2:.$D$1588])" office:value-type="percentage" office:value="0.00906582980958254" calcext:value-type="percentage">
            <text:p>0,91 %</text:p>
          </table:table-cell>
          <table:table-cell table:formula="of:=SUM([.$E$2:.E13])" office:value-type="percentage" office:value="0.944746751227365" calcext:value-type="percentage">
            <text:p>94,47 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3.602" calcext:value-type="float">
            <text:p>193,602</text:p>
          </table:table-cell>
          <table:table-cell table:formula="of:=[.B14]-MIN([.$B$2:.$B$1588])" office:value-type="float" office:value="2.02500000000001" calcext:value-type="float">
            <text:p>2,0</text:p>
          </table:table-cell>
          <table:table-cell table:formula="of:=EXP(-[.C14]*1000/(1.987*298.15))" office:value-type="float" office:value="0.0327726917810076" calcext:value-type="float">
            <text:p>0,032772691781008</text:p>
          </table:table-cell>
          <table:table-cell table:formula="of:=[.D14]/SUM([.$D$2:.$D$1588])" office:value-type="percentage" office:value="0.0082620560673655" calcext:value-type="percentage">
            <text:p>0,83 %</text:p>
          </table:table-cell>
          <table:table-cell table:formula="of:=SUM([.$E$2:.E14])" office:value-type="percentage" office:value="0.95300880729473" calcext:value-type="percentage">
            <text:p>95,30 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3.772" calcext:value-type="float">
            <text:p>193,772</text:p>
          </table:table-cell>
          <table:table-cell table:formula="of:=[.B15]-MIN([.$B$2:.$B$1588])" office:value-type="float" office:value="2.19499999999999" calcext:value-type="float">
            <text:p>2,2</text:p>
          </table:table-cell>
          <table:table-cell table:formula="of:=EXP(-[.C15]*1000/(1.987*298.15))" office:value-type="float" office:value="0.0245973567017336" calcext:value-type="float">
            <text:p>0,024597356701734</text:p>
          </table:table-cell>
          <table:table-cell table:formula="of:=[.D15]/SUM([.$D$2:.$D$1588])" office:value-type="percentage" office:value="0.00620103900945005" calcext:value-type="percentage">
            <text:p>0,62 %</text:p>
          </table:table-cell>
          <table:table-cell table:formula="of:=SUM([.$E$2:.E15])" office:value-type="percentage" office:value="0.95920984630418" calcext:value-type="percentage">
            <text:p>95,92 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3.779" calcext:value-type="float">
            <text:p>193,779</text:p>
          </table:table-cell>
          <table:table-cell table:formula="of:=[.B16]-MIN([.$B$2:.$B$1588])" office:value-type="float" office:value="2.202" calcext:value-type="float">
            <text:p>2,2</text:p>
          </table:table-cell>
          <table:table-cell table:formula="of:=EXP(-[.C16]*1000/(1.987*298.15))" office:value-type="float" office:value="0.0243084280950566" calcext:value-type="float">
            <text:p>0,024308428095057</text:p>
          </table:table-cell>
          <table:table-cell table:formula="of:=[.D16]/SUM([.$D$2:.$D$1588])" office:value-type="percentage" office:value="0.00612819957460038" calcext:value-type="percentage">
            <text:p>0,61 %</text:p>
          </table:table-cell>
          <table:table-cell table:formula="of:=SUM([.$E$2:.E16])" office:value-type="percentage" office:value="0.96533804587878" calcext:value-type="percentage">
            <text:p>96,53 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.807" calcext:value-type="float">
            <text:p>193,807</text:p>
          </table:table-cell>
          <table:table-cell table:formula="of:=[.B17]-MIN([.$B$2:.$B$1588])" office:value-type="float" office:value="2.22999999999999" calcext:value-type="float">
            <text:p>2,2</text:p>
          </table:table-cell>
          <table:table-cell table:formula="of:=EXP(-[.C17]*1000/(1.987*298.15))" office:value-type="float" office:value="0.0231862558517542" calcext:value-type="float">
            <text:p>0,023186255851754</text:p>
          </table:table-cell>
          <table:table-cell table:formula="of:=[.D17]/SUM([.$D$2:.$D$1588])" office:value-type="percentage" office:value="0.00584529788152741" calcext:value-type="percentage">
            <text:p>0,58 %</text:p>
          </table:table-cell>
          <table:table-cell table:formula="of:=SUM([.$E$2:.E17])" office:value-type="percentage" office:value="0.971183343760308" calcext:value-type="percentage">
            <text:p>97,12 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.064" calcext:value-type="float">
            <text:p>194,064</text:p>
          </table:table-cell>
          <table:table-cell table:formula="of:=[.B18]-MIN([.$B$2:.$B$1588])" office:value-type="float" office:value="2.48699999999999" calcext:value-type="float">
            <text:p>2,5</text:p>
          </table:table-cell>
          <table:table-cell table:formula="of:=EXP(-[.C18]*1000/(1.987*298.15))" office:value-type="float" office:value="0.0150255006402062" calcext:value-type="float">
            <text:p>0,015025500640206</text:p>
          </table:table-cell>
          <table:table-cell table:formula="of:=[.D18]/SUM([.$D$2:.$D$1588])" office:value-type="percentage" office:value="0.00378795643516722" calcext:value-type="percentage">
            <text:p>0,38 %</text:p>
          </table:table-cell>
          <table:table-cell table:formula="of:=SUM([.$E$2:.E18])" office:value-type="percentage" office:value="0.974971300195475" calcext:value-type="percentage">
            <text:p>97,50 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4.064" calcext:value-type="float">
            <text:p>194,064</text:p>
          </table:table-cell>
          <table:table-cell table:formula="of:=[.B19]-MIN([.$B$2:.$B$1588])" office:value-type="float" office:value="2.48699999999999" calcext:value-type="float">
            <text:p>2,5</text:p>
          </table:table-cell>
          <table:table-cell table:formula="of:=EXP(-[.C19]*1000/(1.987*298.15))" office:value-type="float" office:value="0.0150255006402062" calcext:value-type="float">
            <text:p>0,015025500640206</text:p>
          </table:table-cell>
          <table:table-cell table:formula="of:=[.D19]/SUM([.$D$2:.$D$1588])" office:value-type="percentage" office:value="0.00378795643516722" calcext:value-type="percentage">
            <text:p>0,38 %</text:p>
          </table:table-cell>
          <table:table-cell table:formula="of:=SUM([.$E$2:.E19])" office:value-type="percentage" office:value="0.978759256630643" calcext:value-type="percentage">
            <text:p>97,88 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4.065" calcext:value-type="float">
            <text:p>194,065</text:p>
          </table:table-cell>
          <table:table-cell table:formula="of:=[.B20]-MIN([.$B$2:.$B$1588])" office:value-type="float" office:value="2.488" calcext:value-type="float">
            <text:p>2,5</text:p>
          </table:table-cell>
          <table:table-cell table:formula="of:=EXP(-[.C20]*1000/(1.987*298.15))" office:value-type="float" office:value="0.0150001592881804" calcext:value-type="float">
            <text:p>0,01500015928818</text:p>
          </table:table-cell>
          <table:table-cell table:formula="of:=[.D20]/SUM([.$D$2:.$D$1588])" office:value-type="percentage" office:value="0.00378156783356381" calcext:value-type="percentage">
            <text:p>0,38 %</text:p>
          </table:table-cell>
          <table:table-cell table:formula="of:=SUM([.$E$2:.E20])" office:value-type="percentage" office:value="0.982540824464206" calcext:value-type="percentage">
            <text:p>98,25 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4.088" calcext:value-type="float">
            <text:p>194,088</text:p>
          </table:table-cell>
          <table:table-cell table:formula="of:=[.B21]-MIN([.$B$2:.$B$1588])" office:value-type="float" office:value="2.511" calcext:value-type="float">
            <text:p>2,5</text:p>
          </table:table-cell>
          <table:table-cell table:formula="of:=EXP(-[.C21]*1000/(1.987*298.15))" office:value-type="float" office:value="0.014428959713145" calcext:value-type="float">
            <text:p>0,014428959713145</text:p>
          </table:table-cell>
          <table:table-cell table:formula="of:=[.D21]/SUM([.$D$2:.$D$1588])" office:value-type="percentage" office:value="0.0036375673667687" calcext:value-type="percentage">
            <text:p>0,36 %</text:p>
          </table:table-cell>
          <table:table-cell table:formula="of:=SUM([.$E$2:.E21])" office:value-type="percentage" office:value="0.986178391830975" calcext:value-type="percentage">
            <text:p>98,62 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4.14" calcext:value-type="float">
            <text:p>194,14</text:p>
          </table:table-cell>
          <table:table-cell table:formula="of:=[.B22]-MIN([.$B$2:.$B$1588])" office:value-type="float" office:value="2.56299999999999" calcext:value-type="float">
            <text:p>2,6</text:p>
          </table:table-cell>
          <table:table-cell table:formula="of:=EXP(-[.C22]*1000/(1.987*298.15))" office:value-type="float" office:value="0.0132164506321262" calcext:value-type="float">
            <text:p>0,013216450632126</text:p>
          </table:table-cell>
          <table:table-cell table:formula="of:=[.D22]/SUM([.$D$2:.$D$1588])" office:value-type="percentage" office:value="0.0033318915902256" calcext:value-type="percentage">
            <text:p>0,33 %</text:p>
          </table:table-cell>
          <table:table-cell table:formula="of:=SUM([.$E$2:.E22])" office:value-type="percentage" office:value="0.989510283421201" calcext:value-type="percentage">
            <text:p>98,95 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4.296" calcext:value-type="float">
            <text:p>194,296</text:p>
          </table:table-cell>
          <table:table-cell table:formula="of:=[.B23]-MIN([.$B$2:.$B$1588])" office:value-type="float" office:value="2.71899999999999" calcext:value-type="float">
            <text:p>2,7</text:p>
          </table:table-cell>
          <table:table-cell table:formula="of:=EXP(-[.C23]*1000/(1.987*298.15))" office:value-type="float" office:value="0.0101567389379119" calcext:value-type="float">
            <text:p>0,010156738937912</text:p>
          </table:table-cell>
          <table:table-cell table:formula="of:=[.D23]/SUM([.$D$2:.$D$1588])" office:value-type="percentage" office:value="0.00256053262659532" calcext:value-type="percentage">
            <text:p>0,26 %</text:p>
          </table:table-cell>
          <table:table-cell table:formula="of:=SUM([.$E$2:.E23])" office:value-type="percentage" office:value="0.992070816047796" calcext:value-type="percentage">
            <text:p>99,21 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4.354" calcext:value-type="float">
            <text:p>194,354</text:p>
          </table:table-cell>
          <table:table-cell table:formula="of:=[.B24]-MIN([.$B$2:.$B$1588])" office:value-type="float" office:value="2.77700000000002" calcext:value-type="float">
            <text:p>2,8</text:p>
          </table:table-cell>
          <table:table-cell table:formula="of:=EXP(-[.C24]*1000/(1.987*298.15))" office:value-type="float" office:value="0.00920949092748956" calcext:value-type="float">
            <text:p>0,00920949092749</text:p>
          </table:table-cell>
          <table:table-cell table:formula="of:=[.D24]/SUM([.$D$2:.$D$1588])" office:value-type="percentage" office:value="0.00232172965538668" calcext:value-type="percentage">
            <text:p>0,23 %</text:p>
          </table:table-cell>
          <table:table-cell table:formula="of:=SUM([.$E$2:.E24])" office:value-type="percentage" office:value="0.994392545703183" calcext:value-type="percentage">
            <text:p>99,44 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4.424" calcext:value-type="float">
            <text:p>194,424</text:p>
          </table:table-cell>
          <table:table-cell table:formula="of:=[.B25]-MIN([.$B$2:.$B$1588])" office:value-type="float" office:value="2.84700000000001" calcext:value-type="float">
            <text:p>2,8</text:p>
          </table:table-cell>
          <table:table-cell table:formula="of:=EXP(-[.C25]*1000/(1.987*298.15))" office:value-type="float" office:value="0.00818314023451883" calcext:value-type="float">
            <text:p>0,008183140234519</text:p>
          </table:table-cell>
          <table:table-cell table:formula="of:=[.D25]/SUM([.$D$2:.$D$1588])" office:value-type="percentage" office:value="0.00206298475195406" calcext:value-type="percentage">
            <text:p>0,21 %</text:p>
          </table:table-cell>
          <table:table-cell table:formula="of:=SUM([.$E$2:.E25])" office:value-type="percentage" office:value="0.996455530455137" calcext:value-type="percentage">
            <text:p>99,65 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4.512" calcext:value-type="float">
            <text:p>194,512</text:p>
          </table:table-cell>
          <table:table-cell table:formula="of:=[.B26]-MIN([.$B$2:.$B$1588])" office:value-type="float" office:value="2.935" calcext:value-type="float">
            <text:p>2,9</text:p>
          </table:table-cell>
          <table:table-cell table:formula="of:=EXP(-[.C26]*1000/(1.987*298.15))" office:value-type="float" office:value="0.00705356893721763" calcext:value-type="float">
            <text:p>0,007053568937218</text:p>
          </table:table-cell>
          <table:table-cell table:formula="of:=[.D26]/SUM([.$D$2:.$D$1588])" office:value-type="percentage" office:value="0.00177821774371589" calcext:value-type="percentage">
            <text:p>0,18 %</text:p>
          </table:table-cell>
          <table:table-cell table:formula="of:=SUM([.$E$2:.E26])" office:value-type="percentage" office:value="0.998233748198853" calcext:value-type="percentage">
            <text:p>99,82 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4.516" calcext:value-type="float">
            <text:p>194,516</text:p>
          </table:table-cell>
          <table:table-cell table:formula="of:=[.B27]-MIN([.$B$2:.$B$1588])" office:value-type="float" office:value="2.93899999999999" calcext:value-type="float">
            <text:p>2,9</text:p>
          </table:table-cell>
          <table:table-cell table:formula="of:=EXP(-[.C27]*1000/(1.987*298.15))" office:value-type="float" office:value="0.00700610422087095" calcext:value-type="float">
            <text:p>0,007006104220871</text:p>
          </table:table-cell>
          <table:table-cell table:formula="of:=[.D27]/SUM([.$D$2:.$D$1588])" office:value-type="percentage" office:value="0.00176625180114705" calcext:value-type="percentage">
            <text:p>0,18 %</text:p>
          </table:table-cell>
          <table:table-cell table:formula="of:=SUM([.$E$2:.E27])" office:value-type="percentage" office:value="1" calcext:value-type="percentage">
            <text:p>100,00 %</text:p>
          </table:table-cell>
        </table:table-row>
        <table:table-row table:style-name="ro1" table:number-rows-repeated="1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nrj.A1:nrj.B158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08:26:34.749029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31T08:27:35.383608714</dc:date>
    <meta:editing-duration>PT3H48M57S</meta:editing-duration>
    <meta:editing-cycles>13</meta:editing-cycles>
    <meta:generator>LibreOffice/6.1.5.2$Linux_X86_64 LibreOffice_project/10$Build-2</meta:generator>
    <meta:document-statistic meta:table-count="1" meta:cell-count="162" meta:object-count="0"/>
  </office:meta>
</office:document-meta>
</file>